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3faf46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972f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16377" table:default-cell-style-name="Default"/>
        <table:table-row table:style-name="ro1" table:number-rows-repeated="2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/>
          <table:table-cell office:value-type="string" calcext:value-type="string">
            <text:p>in de hand blijkt een aantal jok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ude waard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 of a kind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 of a kin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ull house (3+2)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 of a k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 pair (2+2)</text:p>
          </table:table-cell>
          <table:table-cell table:style-name="ce2" office:value-type="string" calcext:value-type="string">
            <text:p>(3+2)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office:value-type="string" calcext:value-type="string">
            <text:p>x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ir (2)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igh card (1)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-00-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04:36:09.362000000</meta:creation-date>
    <dc:date>2023-12-08T05:04:06.168000000</dc:date>
    <meta:editing-duration>PT27M57S</meta:editing-duration>
    <meta:editing-cycles>3</meta:editing-cycles>
    <meta:generator>LibreOffice/7.6.2.1$Windows_X86_64 LibreOffice_project/56f7684011345957bbf33a7ee678afaf4d2ba333</meta:generator>
    <meta:document-statistic meta:table-count="1" meta:cell-count="63" meta:object-count="0"/>
  </office:meta>
</office:document-meta>
</file>